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subtitle">
      <style:graphic-properties draw:fill-color="#ffffff" fo:min-height="13.609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3.256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7cm" svg:x="1.4cm" svg:y="0.837cm" presentation:class="title">
          <draw:text-box>
            <text:p>Haml and Sas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Tools that help us build interfaces faster, more efficiently, and with ease. 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Haml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“Haml (HTML abstraction markup language) is based on one primary principle: markup should be beautiful. It’s not just beauty for beauty’s sake either; Haml accelerates and simplifies template creation down to veritable haiku.”</text:p>
            <text:p/>
            <text:p>- haml.info</text:p>
            <text:p/>
            <text:p>“It makes writing HTML a hell of a lot easier. “</text:p>
            <text:p>- M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Haml</text:p>
          </draw:text-box>
        </draw:frame>
        <draw:frame presentation:style-name="pr2" draw:layer="layout" svg:width="25.199cm" svg:height="13.859cm" svg:x="1.4cm" svg:y="4.914cm" presentation:class="subtitle">
          <draw:text-box>
            <text:p/>
            <text:p>HAML was created initially by Hampton Catlin as an experiment to satisfy the following core principles:</text:p>
            <text:p><text:s/></text:p>
            <text:p>- Markup should be beautiful </text:p>
            <text:p>- Markup should be DRY </text:p>
            <text:p>- Markup should be well-indented </text:p>
            <text:p>- HTML structure should be clear</text:p>
            <text:p/>
            <text:p>http://en.wikipedia.org/wiki/Haml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Haml</text:p>
          </draw:text-box>
        </draw:frame>
        <draw:frame presentation:style-name="pr2" draw:layer="layout" svg:width="25.199cm" svg:height="13.859cm" svg:x="1.4cm" svg:y="4.914cm" presentation:class="subtitle">
          <draw:text-box>
            <text:p>OLD HTML<text:line-break/>&lt;div id=”intro” class=”content-snippet”&gt;</text:p>
            <text:p><text:tab/>&lt;h2&gt;Hello there&lt;/h2&gt;</text:p>
            <text:p><text:tab/>&lt;p&gt;Paragraph of text&lt;/p&gt;</text:p>
            <text:p><text:tab/>&lt;a href=”about.html” title=”Learn more about us”&gt;About&lt;/a&gt;</text:p>
            <text:p>&lt;/div&gt;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layer="layout" svg:width="25.199cm" svg:height="3.256cm" svg:x="1.4cm" svg:y="0.962cm" presentation:class="title" presentation:user-transformed="true">
          <draw:text-box>
            <text:p>Haml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Haml<text:line-break/>#intro.content-snippet</text:p>
            <text:p><text:tab/>%h2 Hello there</text:p>
            <text:p><text:tab/>%p Paragraph of text</text:p>
            <text:p><text:tab/>%a{ :href=&gt;”about.html”, :title=&gt;”Learn more about us”} About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yntactically Awesome Stylesheets</text:p>
            <text:p/>
            <text:p>“Sass is the most mature, stable, and powerful professional grade CSS extension language in the world.”</text:p>
            <text:p/>
            <text:p>-http://sass-lang.com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ass is a scripting language that is interpreted into Cascading Style Sheets (CSS).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Sass has two syntaxes.</text:p>
            <text:p/>
            <text:p>The original one is based on indentation (similar to HAML). File format of .sass</text:p>
            <text:p/>
            <text:p>The newer one is SCSS, which is closer to CSS formatting. File format of .scss 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.sass format</text:p>
            <text:p/>
            <text:p>.header</text:p>
            <text:p><text:tab/>font-size: 2em;</text:p>
            <text:p><text:tab/>&amp;:hover</text:p>
            <text:p><text:tab/><text:tab/>color: $red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.scss format</text:p>
            <text:p/>
            <text:p>.header{</text:p>
            <text:p><text:tab/>font-size: 2em;</text:p>
            <text:p><text:tab/>&amp;:hover{</text:p>
            <text:p><text:tab/><text:tab/>color: $red</text:p>
            <text:p><text:tab/>}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Allows us to use variables!</text:p>
            <text:p>$brand-color: #00f;</text:p>
            <text:p/>
            <text:p>.element{<text:tab/></text:p>
            <text:p><text:tab/>color: $brand-color;</text:p>
            <text:p>}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We can use mixins! Cross browser CSS FTW. </text:p>
            <text:p/>
            <text:p>@mixin border-radius($radius) {</text:p>
            <text:p><text:s/>-webkit-border-radius: $radius;</text:p>
            <text:p><text:s text:c="5"/>-moz-border-radius: $radius;</text:p>
            <text:p><text:s text:c="8"/>-ms-border-radius: $radius;</text:p>
            <text:p><text:s text:c="3"/><text:tab/><text:tab/> <text:s text:c="6"/>border-radius: $radius;</text:p>
            <text:p>}</text:p>
            <text:p/>
            <text:p>.button{ @include border-radius(10px); 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>
          <draw:text-box>
            <text:p>Nesting!</text:p>
            <text:p/>
            <text:p>.header{</text:p>
            <text:p><text:tab/>H2{</text:p>
            <text:p><text:tab/>}</text:p>
            <text:p>}</text:p>
            <text:p/>
            <text:p>.header{}</text:p>
            <text:p>.header h2{}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4" draw:layer="layout" svg:width="25.199cm" svg:height="3.256cm" svg:x="1.4cm" svg:y="0.962cm" presentation:class="title">
          <draw:text-box>
            <text:p>Sass</text:p>
          </draw:text-box>
        </draw:frame>
        <draw:frame presentation:style-name="pr2" draw:layer="layout" svg:width="25.199cm" svg:height="13.859cm" svg:x="1.4cm" svg:y="4.914cm" presentation:class="subtitle" presentation:user-transformed="true">
          <draw:text-box>
            <text:p>Sass gives us power.</text:p>
            <text:p>And with power, comes responsibility. </text:p>
            <text:p/>
            <text:p>Ensure that the Sass we write, doesn't create bloated CSS.</text:p>
            <text:p/>
            <text:p>Keep things DRY. 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3.507cm" svg:x="1.4cm" svg:y="0.837cm" presentation:class="title">
          <draw:text-box>
            <text:p>Conclusion</text:p>
          </draw:text-box>
        </draw:frame>
        <draw:frame presentation:style-name="Default-outline1" draw:layer="layout" svg:width="25.199cm" svg:height="13.609cm" svg:x="1.4cm" svg:y="4.914cm" presentation:class="outline">
          <draw:text-box>
            <text:list text:style-name="L2">
              <text:list-item>
                <text:p>Learned what Haml and Sass are</text:p>
              </text:list-item>
              <text:list-item>
                <text:p>Syntax of both</text:p>
              </text:list-item>
              <text:list-item>
                <text:p>Benefits of both</text:p>
              </text:list-item>
              <text:list-item>
                <text:p>Difference between .sass and .scs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999999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Cabin" style:font-style-name="Regular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800080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fo:min-height="13.609cm">
        <text:list-style style:name="Default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abin" style:font-style-name="Regular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SimSun" style:font-family-generic-asian="system" style:font-pitch-asian="variable" style:font-size-asian="32pt" style:language-asian="zh" style:country-asian="CN" style:font-style-asian="normal" style:font-weight-asian="normal" style:font-family-complex="'Lucida Sans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horizontal-align="justify" draw:textarea-vertical-align="middle" draw:auto-grow-height="false" draw:fit-to-contour="tru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color="#ffffff" style:text-outline="false" style:text-line-through-style="none" fo:font-family="Cabin" style:font-style-name="Regular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fill-color="#000080" draw:fill-image-width="0cm" draw:fill-image-height="0cm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abin" style:font-style-name="Regular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80008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ichael Kivikoski</meta:initial-creator>
    <meta:creation-date>2014-09-28T14:59:51</meta:creation-date>
    <meta:editing-duration>PT08H06M43S</meta:editing-duration>
    <meta:editing-cycles>19</meta:editing-cycles>
    <dc:date>2014-09-29T17:24:06</dc:date>
    <dc:creator>Michael Kivikoski</dc:creator>
    <meta:generator>OpenOffice.org/3.2$Unix OpenOffice.org_project/320m18$Build-9502</meta:generator>
    <meta:document-statistic meta:object-count="81"/>
  </office:meta>
</office:document-meta>
</file>